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83cm" fo:break-before="auto" style:use-optimal-row-height="false"/>
    </style:style>
    <style:style style:name="ro8" style:family="table-row">
      <style:table-row-properties style:row-height="0.46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" style:family="table-cell" style:parent-style-name="Default" style:data-style-name="N4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6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2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3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3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2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800000"/>
    </style:style>
    <style:style style:name="ce4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49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1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fo:background-color="transparent" fo:border="0.06pt solid #000000"/>
    </style:style>
    <style:style style:name="ce56" style:family="table-cell" style:parent-style-name="Default">
      <style:table-cell-properties fo:background-color="#00ffff" fo:border="0.06pt solid #000000"/>
    </style:style>
    <style:style style:name="ce57" style:family="table-cell" style:parent-style-name="Default">
      <style:table-cell-properties fo:background-color="#00ff00" fo:border="0.06pt solid #000000"/>
    </style:style>
    <style:style style:name="ce58" style:family="table-cell" style:parent-style-name="Default">
      <style:table-cell-properties fo:background-color="transparent" fo:border="0.06pt solid #000000"/>
      <style:text-properties fo:color="#000000"/>
    </style:style>
    <style:style style:name="ce5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00ffff"/>
    </style:style>
    <style:style style:name="ce6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4" table:default-cell-style-name="ce17"/>
        <table:table-column table:style-name="co5" table:default-cell-style-name="ce10"/>
        <table:table-column table:style-name="co6" table:default-cell-style-name="ce17"/>
        <table:table-column table:style-name="co7" table:default-cell-style-name="ce10"/>
        <table:table-column table:style-name="co8" table:default-cell-style-name="ce17"/>
        <table:table-column table:style-name="co9" table:default-cell-style-name="ce10"/>
        <table:table-column table:style-name="co10" table:default-cell-style-name="ce17"/>
        <table:table-column table:style-name="co11" table:default-cell-style-name="ce10"/>
        <table:table-column table:style-name="co12" table:default-cell-style-name="ce17"/>
        <table:table-column table:style-name="co11" table:default-cell-style-name="ce10"/>
        <table:table-column table:style-name="co12" table:default-cell-style-name="ce17"/>
        <table:table-column table:style-name="co13" table:default-cell-style-name="ce10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number-columns-repeated="2" table:default-cell-style-name="ce17"/>
        <table:table-column table:style-name="co18" table:default-cell-style-name="ce10"/>
        <table:table-column table:style-name="co3" table:default-cell-style-name="ce10"/>
        <table:table-column table:style-name="co18" table:number-columns-repeated="1001" table:default-cell-style-name="ce10"/>
        <table:table-row table:style-name="ro1">
          <table:table-cell table:style-name="ce1" office:value-type="string" calcext:value-type="string">
            <text:p>20130206</text:p>
          </table:table-cell>
          <table:table-cell table:style-name="ce11"/>
          <table:table-cell table:style-name="ce18"/>
          <table:table-cell table:style-name="ce20"/>
          <table:table-cell table:style-name="ce24"/>
          <table:table-cell table:style-name="ce27"/>
          <table:table-cell table:style-name="ce28"/>
          <table:table-cell table:style-name="ce12"/>
          <table:table-cell table:style-name="ce8"/>
          <table:table-cell table:style-name="ce21"/>
          <table:table-cell table:style-name="ce28"/>
          <table:table-cell table:style-name="ce12"/>
          <table:table-cell table:style-name="ce8"/>
          <table:table-cell table:style-name="ce21"/>
          <table:table-cell table:style-name="ce25"/>
          <table:table-cell table:style-name="ce22" table:number-columns-repeated="4"/>
          <table:table-cell table:style-name="ce33"/>
          <table:table-cell table:style-name="ce12"/>
          <table:table-cell table:style-name="ce8"/>
          <table:table-cell table:style-name="ce41"/>
          <table:table-cell table:style-name="ce8" table:number-columns-repeated="10"/>
          <table:table-cell table:style-name="ce55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-B</text:p>
          </table:table-cell>
          <table:covered-table-cell table:style-name="ce12"/>
          <table:covered-table-cell table:style-name="ce8"/>
          <table:covered-table-cell table:style-name="ce21"/>
          <table:table-cell table:style-name="ce25" office:value-type="string" calcext:value-type="string" table:number-columns-spanned="2" table:number-rows-spanned="1">
            <text:p>EUVI-B</text:p>
          </table:table-cell>
          <table:covered-table-cell table:style-name="ce22"/>
          <table:table-cell table:style-name="ce29" office:value-type="string" calcext:value-type="string" table:number-columns-spanned="4" table:number-rows-spanned="1">
            <text:p>LASCO</text:p>
          </table:table-cell>
          <table:covered-table-cell table:style-name="ce12"/>
          <table:covered-table-cell table:style-name="ce8"/>
          <table:covered-table-cell table:style-name="ce21"/>
          <table:table-cell table:style-name="ce29" office:value-type="string" calcext:value-type="string" table:number-columns-spanned="4" table:number-rows-spanned="1">
            <text:p>COR-A</text:p>
          </table:table-cell>
          <table:covered-table-cell table:style-name="ce12"/>
          <table:covered-table-cell table:style-name="ce8"/>
          <table:covered-table-cell table:style-name="ce21"/>
          <table:table-cell table:style-name="ce25" office:value-type="string" calcext:value-type="string" table:number-columns-spanned="2" table:number-rows-spanned="1">
            <text:p>EUVI-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IA</text:p>
          </table:table-cell>
          <table:covered-table-cell table:style-name="ce22"/>
          <table:table-cell table:style-name="ce22" office:value-type="string" calcext:value-type="string" table:number-columns-spanned="11" table:number-rows-spanned="1">
            <text:p>GCS parameters</text:p>
          </table:table-cell>
          <table:covered-table-cell table:style-name="ce34" office:value-type="string" calcext:value-type="string">
            <text:p>GCS parameters</text:p>
          </table:covered-table-cell>
          <table:covered-table-cell table:style-name="ce12"/>
          <table:covered-table-cell table:style-name="ce8"/>
          <table:covered-table-cell table:style-name="ce41"/>
          <table:covered-table-cell table:number-columns-repeated="6" table:style-name="ce8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8"/>
          <table:table-cell table:style-name="ce55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3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2" office:value-type="string" calcext:value-type="string">
            <text:p>Filename</text:p>
          </table:table-cell>
          <table:table-cell table:style-name="ce25" office:value-type="string" calcext:value-type="string">
            <text:p>Time EUVI-B</text:p>
          </table:table-cell>
          <table:table-cell table:style-name="ce22" office:value-type="string" calcext:value-type="string">
            <text:p>Filename</text:p>
          </table:table-cell>
          <table:table-cell table:style-name="ce29" office:value-type="string" calcext:value-type="string">
            <text:p>Time LASCO</text:p>
          </table:table-cell>
          <table:table-cell table:style-name="ce13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2" office:value-type="string" calcext:value-type="string">
            <text:p>Filename</text:p>
          </table:table-cell>
          <table:table-cell table:style-name="ce29" office:value-type="string" calcext:value-type="string">
            <text:p>Time COR-A</text:p>
          </table:table-cell>
          <table:table-cell table:style-name="ce13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2" office:value-type="string" calcext:value-type="string">
            <text:p>Filename</text:p>
          </table:table-cell>
          <table:table-cell table:style-name="ce25" office:value-type="string" calcext:value-type="string">
            <text:p>Time EUVI-A</text:p>
          </table:table-cell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>
            <text:p>Time AIA</text:p>
          </table:table-cell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>
            <text:p>Replace EUVI with AIA? (y/n &amp; which)</text:p>
          </table:table-cell>
          <table:table-cell table:style-name="ce34" office:value-type="string" calcext:value-type="string">
            <text:p>which COR</text:p>
          </table:table-cell>
          <table:table-cell table:style-name="ce13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55" table:number-columns-repeated="9"/>
          <table:table-cell table:number-columns-repeated="982"/>
        </table:table-row>
        <table:table-row table:style-name="ro4">
          <table:table-cell table:style-name="ce3" office:value-type="time" office:time-value="PT00H25M00S" calcext:value-type="time">
            <text:p>00:25:00</text:p>
          </table:table-cell>
          <table:table-cell table:style-name="ce14" office:value-type="string" calcext:value-type="string">
            <text:p>20130206_002500_0B4c1B.fts</text:p>
          </table:table-cell>
          <table:table-cell table:style-name="ce3" office:value-type="time" office:time-value="PT00H15M00S" calcext:value-type="time">
            <text:p>00:15:00</text:p>
          </table:table-cell>
          <table:table-cell table:style-name="ce14" office:value-type="string" calcext:value-type="string">
            <text:p>20130206_001500_0B4c1B.fts</text:p>
          </table:table-cell>
          <table:table-cell table:style-name="ce3" office:value-type="time" office:time-value="PT00H31M00S" calcext:value-type="time">
            <text:p>00:31:00</text:p>
          </table:table-cell>
          <table:table-cell table:style-name="ce14" office:value-type="string" calcext:value-type="string">
            <text:p>20130206_003030_14euB.fts</text:p>
          </table:table-cell>
          <table:table-cell table:style-name="ce3" office:value-type="time" office:time-value="PT00H23M00S" calcext:value-type="time">
            <text:p>00:23:00</text:p>
          </table:table-cell>
          <table:table-cell table:style-name="ce14" office:value-type="string" calcext:value-type="string">
            <text:p>25447266.fts</text:p>
          </table:table-cell>
          <table:table-cell table:style-name="ce3" office:value-type="time" office:time-value="PT00H11M00S" calcext:value-type="time">
            <text:p>00:11:00</text:p>
          </table:table-cell>
          <table:table-cell table:style-name="ce14" office:value-type="string" calcext:value-type="string">
            <text:p>25447265.fts</text:p>
          </table:table-cell>
          <table:table-cell table:style-name="ce3" office:value-type="time" office:time-value="PT00H25M00S" calcext:value-type="time">
            <text:p>00:25:00</text:p>
          </table:table-cell>
          <table:table-cell table:style-name="ce14" office:value-type="string" calcext:value-type="string">
            <text:p>20130206_002500_0B4c1A.ft</text:p>
          </table:table-cell>
          <table:table-cell table:style-name="ce3" office:value-type="time" office:time-value="PT00H15M00S" calcext:value-type="time">
            <text:p>00:15:00</text:p>
          </table:table-cell>
          <table:table-cell table:style-name="ce14" office:value-type="string" calcext:value-type="string">
            <text:p>20130206_001500_0B4c1A.ft</text:p>
          </table:table-cell>
          <table:table-cell table:style-name="ce3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00:30</text:p>
          </table:table-cell>
          <table:table-cell table:style-name="ce14" office:value-type="string" calcext:value-type="string">
            <text:p>AIA20130206_003008_0193.fits</text:p>
          </table:table-cell>
          <table:table-cell table:style-name="ce14" office:value-type="string" calcext:value-type="string">
            <text:p>y A</text:p>
          </table:table-cell>
          <table:table-cell table:style-name="ce35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37" office:value-type="float" office:value="1" calcext:value-type="float">
            <text:p>1</text:p>
          </table:table-cell>
          <table:table-cell table:style-name="ce42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06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06/preped/20130206_002500_0B4c1A.ft', hdreventa)&#10;imaprev=sccreadfits(secchipath+'/a/seq/cor1/20130206/preped/20130206_001500_0B4c1A.ft',hdreventpa)&#10;;SECCHI B&#10;imb=sccreadfits(secchipath+'/b/seq/cor1/20130206/preped/20130206_002500_0B4c1B.fts', hdreventb)&#10;imbprev=sccreadfits(secchipath+'/b/seq/cor1/20130206/preped/20130206_00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06/25447266.fts', lasco1hdr);+'/C3/L0/20130328/32334111.fts', lasco1hdr)&#10;lasco0=readfits(lascopath+'/20130206/2544726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06/preped/20130206_003030_14euB.fts', heuvib)&#10;;imeuvia=sccreadfits(secchipath+'/a/img/euvi/20130206/preped/-', heuvia)&#10;;This one replaces one of the EUVIs for SDO AIA&#10;imeuvia=sccreadfits('/home/hebe/data/sdo/aia/L1/193/20130206/preped/AIA20130206_003008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06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06/preped/20130206_002500_0B4c1A.ft', hdreventa)</text:p>
            <text:p>imaprev=sccreadfits(secchipath+'/a/seq/cor1/20130206/preped/20130206_001500_0B4c1A.ft',hdreventpa)</text:p>
            <text:p>;SECCHI B</text:p>
            <text:p>imb=sccreadfits(secchipath+'/b/seq/cor1/20130206/preped/20130206_002500_0B4c1B.fts', hdreventb)</text:p>
            <text:p>imbprev=sccreadfits(secchipath+'/b/seq/cor1/20130206/preped/20130206_00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06/25447266.fts', lasco1hdr);+'/C3/L0/20130328/32334111.fts', lasco1hdr)</text:p>
            <text:p>lasco0=readfits(lascopath+'/20130206/2544726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06/preped/20130206_003030_14euB.fts', heuvib)</text:p>
            <text:p>;imeuvia=sccreadfits(secchipath+'/a/img/euvi/20130206/preped/-', heuvia)</text:p>
            <text:p>;This one replaces one of the EUVIs for SDO AIA</text:p>
            <text:p>imeuvia=sccreadfits('/home/hebe/data/sdo/aia/L1/193/20130206/preped/AIA20130206_003008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7" table:number-columns-repeated="5"/>
          <table:table-cell table:style-name="ce23" table:number-columns-repeated="5"/>
          <table:table-cell table:style-name="ce56" table:number-columns-repeated="9"/>
          <table:table-cell table:style-name="ce61" table:number-columns-repeated="982"/>
        </table:table-row>
        <table:table-row table:style-name="ro5">
          <table:table-cell table:style-name="ce4" office:value-type="time" office:time-value="PT00H39M00S" calcext:value-type="time">
            <text:p>00:39:00</text:p>
          </table:table-cell>
          <table:table-cell table:style-name="ce15" office:value-type="string" calcext:value-type="string">
            <text:p>20130206_003900_04c2B.fts</text:p>
          </table:table-cell>
          <table:table-cell table:style-name="ce4" office:value-type="time" office:time-value="PT00H24M00S" calcext:value-type="time">
            <text:p>00:24:00</text:p>
          </table:table-cell>
          <table:table-cell table:style-name="ce15" office:value-type="string" calcext:value-type="string">
            <text:p>20130206_002400_04c2B.fts</text:p>
          </table:table-cell>
          <table:table-cell table:style-name="ce4"/>
          <table:table-cell table:style-name="ce15"/>
          <table:table-cell table:style-name="ce4" office:value-type="time" office:time-value="PT00H35M00S" calcext:value-type="time">
            <text:p>00:35:00</text:p>
          </table:table-cell>
          <table:table-cell table:style-name="ce15" office:value-type="string" calcext:value-type="string">
            <text:p>25447267.fts</text:p>
          </table:table-cell>
          <table:table-cell table:style-name="ce4" office:value-type="time" office:time-value="PT00H23M00S" calcext:value-type="time">
            <text:p>00:23:00</text:p>
          </table:table-cell>
          <table:table-cell table:style-name="ce15" office:value-type="string" calcext:value-type="string">
            <text:p>25447266.fts</text:p>
          </table:table-cell>
          <table:table-cell table:style-name="ce4" office:value-type="time" office:time-value="PT00H39M00S" calcext:value-type="time">
            <text:p>00:39:00</text:p>
          </table:table-cell>
          <table:table-cell table:style-name="ce15" office:value-type="string" calcext:value-type="string">
            <text:p>20130206_003900_04c2A.fts</text:p>
          </table:table-cell>
          <table:table-cell table:style-name="ce4" office:value-type="time" office:time-value="PT00H24M00S" calcext:value-type="time">
            <text:p>00:24:00</text:p>
          </table:table-cell>
          <table:table-cell table:style-name="ce15" office:value-type="string" calcext:value-type="string">
            <text:p>20130206_002400_04c2A.fts</text:p>
          </table:table-cell>
          <table:table-cell table:style-name="ce4"/>
          <table:table-cell table:style-name="ce15" table:number-columns-repeated="4"/>
          <table:table-cell table:style-name="ce3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38" office:value-type="float" office:value="2" calcext:value-type="float">
            <text:p>2</text:p>
          </table:table-cell>
          <table:table-cell table:style-name="ce43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5] &amp; &quot;', hdreventa)&quot; &amp; CHAR(10) &amp; &quot;imaprev=sccreadfits(secchipath+'/a/img/cor2/&quot; &amp; [.$A$1] &amp; &quot;/level1/&quot; &amp; [.N5] &amp; &quot;',hdreventpa)&quot; &amp; CHAR(10) &amp; &quot;;SECCHI B&quot; &amp; CHAR(10) &amp; &quot;imb=sccreadfits(secchipath+'/b/img/cor2/&quot; &amp; [.$A$1] &amp; &quot;/level1/&quot; &amp; [.B5] &amp; &quot;', hdreventb)&quot; &amp; CHAR(10) &amp; &quot;imbprev=sccreadfits(secchipath+'/b/img/cor2/&quot; &amp; [.$A$1] &amp; &quot;/level1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06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06/level1/20130206_003900_04c2A.fts', hdreventa)&#10;imaprev=sccreadfits(secchipath+'/a/img/cor2/20130206/level1/20130206_002400_04c2A.fts',hdreventpa)&#10;;SECCHI B&#10;imb=sccreadfits(secchipath+'/b/img/cor2/20130206/level1/20130206_003900_04c2B.fts', hdreventb)&#10;imbprev=sccreadfits(secchipath+'/b/img/cor2/20130206/level1/20130206_00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06/25447267.fts', lasco1hdr);+'/C3/L0/20130328/32334111.fts', lasco1hdr)&#10;lasco0=readfits(lascopath+'/20130206/2544726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06/preped/20130206_003030_14euB.fts', heuvib)&#10;;imeuvia=sccreadfits(secchipath+'/a/img/euvi/20130206/preped/-', heuvia)&#10;;This one replaces one of the EUVIs for SDO AIA&#10;imeuvia=sccreadfits('/home/hebe/data/sdo/aia/L1/193/20130206/preped/AIA20130206_003008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06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06/level1/20130206_003900_04c2A.fts', hdreventa)</text:p>
            <text:p>imaprev=sccreadfits(secchipath+'/a/img/cor2/20130206/level1/20130206_002400_04c2A.fts',hdreventpa)</text:p>
            <text:p>;SECCHI B</text:p>
            <text:p>imb=sccreadfits(secchipath+'/b/img/cor2/20130206/level1/20130206_003900_04c2B.fts', hdreventb)</text:p>
            <text:p>imbprev=sccreadfits(secchipath+'/b/img/cor2/20130206/level1/20130206_00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06/25447267.fts', lasco1hdr);+'/C3/L0/20130328/32334111.fts', lasco1hdr)</text:p>
            <text:p>lasco0=readfits(lascopath+'/20130206/2544726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06/preped/20130206_003030_14euB.fts', heuvib)</text:p>
            <text:p>;imeuvia=sccreadfits(secchipath+'/a/img/euvi/20130206/preped/-', heuvia)</text:p>
            <text:p>;This one replaces one of the EUVIs for SDO AIA</text:p>
            <text:p>imeuvia=sccreadfits('/home/hebe/data/sdo/aia/L1/193/20130206/preped/AIA20130206_003008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9"/>
          <table:table-cell table:style-name="ce38" table:number-columns-repeated="4"/>
          <table:table-cell table:style-name="ce52" table:number-columns-repeated="5"/>
          <table:table-cell table:style-name="ce57" table:number-columns-repeated="9"/>
          <table:table-cell table:style-name="ce62" table:number-columns-repeated="982"/>
        </table:table-row>
        <table:table-row table:style-name="ro4"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 office:value-type="time" office:time-value="PT00H47M00S" calcext:value-type="time">
            <text:p>00:47:00</text:p>
          </table:table-cell>
          <table:table-cell table:style-name="ce13" office:value-type="string" calcext:value-type="string">
            <text:p>25447268.fts</text:p>
          </table:table-cell>
          <table:table-cell table:style-name="ce5" office:value-type="time" office:time-value="PT00H35M00S" calcext:value-type="time">
            <text:p>00:35:00</text:p>
          </table:table-cell>
          <table:table-cell table:style-name="ce13" office:value-type="string" calcext:value-type="string">
            <text:p>25447267.fts</text:p>
          </table:table-cell>
          <table:table-cell table:style-name="Default" table:number-columns-repeated="4"/>
          <table:table-cell table:style-name="ce5"/>
          <table:table-cell table:style-name="ce13" table:number-columns-repeated="4"/>
          <table:table-cell table:style-name="ce16"/>
          <table:table-cell table:style-name="ce13" office:value-type="string" calcext:value-type="string">
            <text:p>C2</text:p>
          </table:table-cell>
          <table:table-cell table:style-name="ce39"/>
          <table:table-cell table:style-name="ce44"/>
          <table:table-cell table:style-name="ce50"/>
          <table:table-cell table:style-name="ce39" table:number-columns-repeated="4"/>
          <table:table-cell table:style-name="ce8" table:number-columns-repeated="5"/>
          <table:table-cell table:style-name="ce55" table:number-columns-repeated="9"/>
          <table:table-cell table:number-columns-repeated="982"/>
        </table:table-row>
        <table:table-row table:style-name="ro4">
          <table:table-cell table:style-name="ce3" office:value-type="time" office:time-value="PT01H24M00S" calcext:value-type="time">
            <text:p>01:24:00</text:p>
          </table:table-cell>
          <table:table-cell table:style-name="ce14" office:value-type="string" calcext:value-type="string">
            <text:p>20130206_012400_04c2B.fts</text:p>
          </table:table-cell>
          <table:table-cell table:style-name="ce19" office:value-type="time" office:time-value="PT00H54M00S" calcext:value-type="time">
            <text:p>00:54:00</text:p>
          </table:table-cell>
          <table:table-cell table:style-name="ce23" office:value-type="string" calcext:value-type="string">
            <text:p>20130206_005400_04c2B.fts</text:p>
          </table:table-cell>
          <table:table-cell table:style-name="ce3"/>
          <table:table-cell table:style-name="ce14"/>
          <table:table-cell table:style-name="ce3" office:value-type="time" office:time-value="PT01H25M00S" calcext:value-type="time">
            <text:p>01:25:00</text:p>
          </table:table-cell>
          <table:table-cell table:style-name="ce14" office:value-type="string" calcext:value-type="string">
            <text:p>25447269.fts</text:p>
          </table:table-cell>
          <table:table-cell table:style-name="ce3" office:value-type="time" office:time-value="PT00H47M00S" calcext:value-type="time">
            <text:p>00:47:00</text:p>
          </table:table-cell>
          <table:table-cell table:style-name="ce14" office:value-type="string" calcext:value-type="string">
            <text:p>25447268.fts</text:p>
          </table:table-cell>
          <table:table-cell table:style-name="ce3" office:value-type="time" office:time-value="PT01H24M00S" calcext:value-type="time">
            <text:p>01:24:00</text:p>
          </table:table-cell>
          <table:table-cell table:style-name="ce14" office:value-type="string" calcext:value-type="string">
            <text:p>20130206_012400_04c2A.fts</text:p>
          </table:table-cell>
          <table:table-cell table:style-name="ce19" office:value-type="time" office:time-value="PT00H54M00S" calcext:value-type="time">
            <text:p>00:54:00</text:p>
          </table:table-cell>
          <table:table-cell table:style-name="ce23" office:value-type="string" calcext:value-type="string">
            <text:p>20130206_005400_04c2A.fts</text:p>
          </table:table-cell>
          <table:table-cell table:style-name="ce3"/>
          <table:table-cell table:style-name="ce14" table:number-columns-repeated="4"/>
          <table:table-cell table:style-name="ce35" office:value-type="string" calcext:value-type="string">
            <text:p>cor2</text:p>
          </table:table-cell>
          <table:table-cell table:style-name="ce14" office:value-type="string" calcext:value-type="string">
            <text:p>C2</text:p>
          </table:table-cell>
          <table:table-cell table:style-name="ce37" office:value-type="float" office:value="3" calcext:value-type="float">
            <text:p>3</text:p>
          </table:table-cell>
          <table:table-cell table:style-name="ce45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img/cor2/&quot; &amp; [.$A$1] &amp; &quot;/level1/&quot; &amp; [.B7] &amp; &quot;', hdreventb)&quot; &amp; CHAR(10) &amp; &quot;imbprev=sccreadfits(secchipath+'/b/img/cor2/&quot; &amp; [.$A$1]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06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06/level1/20130206_012400_04c2A.fts', hdreventa)&#10;imaprev=sccreadfits(secchipath+'/a/img/cor2/20130206/level1/20130206_005400_04c2A.fts',hdreventpa)&#10;;SECCHI B&#10;imb=sccreadfits(secchipath+'/b/img/cor2/20130206/level1/20130206_012400_04c2B.fts', hdreventb)&#10;imbprev=sccreadfits(secchipath+'/b/img/cor2/20130206/level1/20130206_00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06/25447269.fts', lasco1hdr);+'/C3/L0/20130328/32334111.fts', lasco1hdr)&#10;lasco0=readfits(lascopath+'/20130206/2544726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206/preped/20130206_003030_14euB.fts', heuvib)&#10;;imeuvia=sccreadfits(secchipath+'/a/img/euvi/20130206/preped/-', heuvia)&#10;;This one replaces one of the EUVIs for SDO AIA&#10;imeuvia=sccreadfits('/home/hebe/data/sdo/aia/L1/193/20130206/preped/AIA20130206_003008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06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06/level1/20130206_012400_04c2A.fts', hdreventa)</text:p>
            <text:p>imaprev=sccreadfits(secchipath+'/a/img/cor2/20130206/level1/20130206_005400_04c2A.fts',hdreventpa)</text:p>
            <text:p>;SECCHI B</text:p>
            <text:p>imb=sccreadfits(secchipath+'/b/img/cor2/20130206/level1/20130206_012400_04c2B.fts', hdreventb)</text:p>
            <text:p>imbprev=sccreadfits(secchipath+'/b/img/cor2/20130206/level1/20130206_00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06/25447269.fts', lasco1hdr);+'/C3/L0/20130328/32334111.fts', lasco1hdr)</text:p>
            <text:p>lasco0=readfits(lascopath+'/20130206/2544726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206/preped/20130206_003030_14euB.fts', heuvib)</text:p>
            <text:p>;imeuvia=sccreadfits(secchipath+'/a/img/euvi/20130206/preped/-', heuvia)</text:p>
            <text:p>;This one replaces one of the EUVIs for SDO AIA</text:p>
            <text:p>imeuvia=sccreadfits('/home/hebe/data/sdo/aia/L1/193/20130206/preped/AIA20130206_003008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/>
          <table:table-cell table:style-name="ce37" table:number-columns-repeated="4"/>
          <table:table-cell table:style-name="ce23" table:number-columns-repeated="5"/>
          <table:table-cell table:style-name="ce56" table:number-columns-repeated="9"/>
          <table:table-cell table:style-name="ce61" table:number-columns-repeated="982"/>
        </table:table-row>
        <table:table-row table:style-name="ro6">
          <table:table-cell table:style-name="Default" table:number-columns-repeated="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Default" table:number-columns-repeated="4"/>
          <table:table-cell table:style-name="ce5"/>
          <table:table-cell table:style-name="ce13" table:number-columns-repeated="4"/>
          <table:table-cell table:style-name="ce16"/>
          <table:table-cell table:style-name="ce13"/>
          <table:table-cell table:style-name="ce39"/>
          <table:table-cell table:style-name="ce46"/>
          <table:table-cell table:style-name="ce50"/>
          <table:table-cell table:style-name="ce39" table:number-columns-repeated="4"/>
          <table:table-cell table:style-name="ce8" table:number-columns-repeated="5"/>
          <table:table-cell table:style-name="ce55" table:number-columns-repeated="9"/>
          <table:table-cell table:number-columns-repeated="982"/>
        </table:table-row>
        <table:table-row table:style-name="ro4">
          <table:table-cell table:style-name="ce6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 table:number-columns-repeated="4"/>
          <table:table-cell table:style-name="ce16"/>
          <table:table-cell table:style-name="ce13"/>
          <table:table-cell table:style-name="ce39"/>
          <table:table-cell table:style-name="ce46"/>
          <table:table-cell table:style-name="ce50"/>
          <table:table-cell table:style-name="ce39" table:number-columns-repeated="4"/>
          <table:table-cell table:style-name="ce53"/>
          <table:table-cell table:style-name="ce8" table:number-columns-repeated="4"/>
          <table:table-cell table:style-name="ce55" table:number-columns-repeated="9"/>
          <table:table-cell table:number-columns-repeated="982"/>
        </table:table-row>
        <table:table-row table:style-name="ro7">
          <table:table-cell table:style-name="ce7" office:value-type="time" office:time-value="PT00H54M00S" calcext:value-type="time">
            <text:p>00:54:00</text:p>
          </table:table-cell>
          <table:table-cell table:style-name="ce8" office:value-type="string" calcext:value-type="string">
            <text:p>20130206_005400_04c2B.fts</text:p>
          </table:table-cell>
          <table:table-cell table:style-name="ce5" office:value-type="time" office:time-value="PT00H39M00S" calcext:value-type="time">
            <text:p>00:39:00</text:p>
          </table:table-cell>
          <table:table-cell table:style-name="ce13" office:value-type="string" calcext:value-type="string">
            <text:p>20130206_003900_04c2B.fts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7" office:value-type="time" office:time-value="PT00H54M00S" calcext:value-type="time">
            <text:p>00:54:00</text:p>
          </table:table-cell>
          <table:table-cell table:style-name="ce8" office:value-type="string" calcext:value-type="string">
            <text:p>20130206_005400_04c2A.fts</text:p>
          </table:table-cell>
          <table:table-cell table:style-name="ce5" office:value-type="time" office:time-value="PT00H39M00S" calcext:value-type="time">
            <text:p>00:39:00</text:p>
          </table:table-cell>
          <table:table-cell table:style-name="ce13" office:value-type="string" calcext:value-type="string">
            <text:p>20130206_003900_04c2A.fts</text:p>
          </table:table-cell>
          <table:table-cell table:style-name="ce5"/>
          <table:table-cell table:style-name="ce13" table:number-columns-repeated="4"/>
          <table:table-cell table:style-name="ce16"/>
          <table:table-cell table:style-name="ce13"/>
          <table:table-cell table:style-name="ce39"/>
          <table:table-cell table:style-name="ce46"/>
          <table:table-cell table:style-name="ce50"/>
          <table:table-cell table:style-name="ce39" table:number-columns-repeated="4"/>
          <table:table-cell table:style-name="ce53"/>
          <table:table-cell table:style-name="ce8" table:number-columns-repeated="4"/>
          <table:table-cell table:style-name="ce55" table:number-columns-repeated="9"/>
          <table:table-cell table:number-columns-repeated="982"/>
        </table:table-row>
        <table:table-row table:style-name="ro7"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6"/>
          <table:table-cell table:style-name="ce6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6"/>
          <table:table-cell table:style-name="ce16" table:number-columns-repeated="5"/>
          <table:table-cell table:style-name="ce13"/>
          <table:table-cell table:style-name="ce40"/>
          <table:table-cell table:style-name="ce47"/>
          <table:table-cell table:style-name="ce50"/>
          <table:table-cell table:style-name="ce40" table:number-columns-repeated="4"/>
          <table:table-cell table:style-name="ce54" table:number-columns-repeated="5"/>
          <table:table-cell table:style-name="ce58" table:number-columns-repeated="9"/>
          <table:table-cell table:number-columns-repeated="982"/>
        </table:table-row>
        <table:table-row table:style-name="ro8"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6"/>
          <table:table-cell table:style-name="ce6" office:value-type="string" calcext:value-type="string" table:number-columns-spanned="4" table:number-rows-spanned="4">
            <text:p>Download C3</text:p>
          </table:table-cell>
          <table:covered-table-cell table:style-name="ce13"/>
          <table:covered-table-cell table:style-name="ce6"/>
          <table:covered-table-cell table:style-name="ce13"/>
          <table:table-cell table:style-name="ce6"/>
          <table:table-cell table:style-name="ce13"/>
          <table:table-cell table:style-name="ce5"/>
          <table:table-cell table:style-name="ce13"/>
          <table:table-cell table:style-name="ce6"/>
          <table:table-cell table:style-name="ce16" table:number-columns-repeated="5"/>
          <table:table-cell table:style-name="ce13"/>
          <table:table-cell table:style-name="ce40"/>
          <table:table-cell table:style-name="ce47"/>
          <table:table-cell table:style-name="ce50"/>
          <table:table-cell table:style-name="ce40" table:number-columns-repeated="4"/>
          <table:table-cell table:style-name="ce54" table:number-columns-repeated="5"/>
          <table:table-cell table:style-name="ce58" table:number-columns-repeated="9"/>
          <table:table-cell table:number-columns-repeated="982"/>
        </table:table-row>
        <table:table-row table:style-name="ro9">
          <table:table-cell table:style-name="ce8" table:number-columns-repeated="4"/>
          <table:table-cell table:style-name="ce6"/>
          <table:table-cell table:style-name="ce16"/>
          <table:covered-table-cell table:style-name="ce6"/>
          <table:covered-table-cell table:style-name="ce13"/>
          <table:covered-table-cell table:style-name="ce6"/>
          <table:covered-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6" table:number-columns-repeated="5"/>
          <table:table-cell table:style-name="ce13"/>
          <table:table-cell table:style-name="ce40"/>
          <table:table-cell table:style-name="ce47"/>
          <table:table-cell table:style-name="ce40" table:number-columns-repeated="5"/>
          <table:table-cell table:style-name="ce54" table:number-columns-repeated="5"/>
          <table:table-cell table:style-name="ce58" table:number-columns-repeated="9"/>
          <table:table-cell table:number-columns-repeated="982"/>
        </table:table-row>
        <table:table-row table:style-name="ro10"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covered-table-cell table:style-name="ce6"/>
          <table:covered-table-cell table:style-name="ce13"/>
          <table:covered-table-cell table:style-name="ce6"/>
          <table:covered-table-cell table:style-name="ce13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3" office:value-type="string" calcext:value-type="string">
            <text:p>C2</text:p>
          </table:table-cell>
          <table:table-cell table:style-name="ce40"/>
          <table:table-cell table:style-name="Default"/>
          <table:table-cell table:style-name="ce40" table:number-columns-repeated="5"/>
          <table:table-cell table:style-name="ce54" table:number-columns-repeated="5"/>
          <table:table-cell table:style-name="ce58" table:number-columns-repeated="9"/>
          <table:table-cell table:number-columns-repeated="982"/>
        </table:table-row>
        <table:table-row table:style-name="ro9"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covered-table-cell table:style-name="ce6"/>
          <table:covered-table-cell table:style-name="ce13"/>
          <table:covered-table-cell table:style-name="ce6"/>
          <table:covered-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40"/>
          <table:table-cell table:style-name="ce47"/>
          <table:table-cell table:style-name="ce40" table:number-columns-repeated="5"/>
          <table:table-cell table:style-name="ce54" table:number-columns-repeated="5"/>
          <table:table-cell table:style-name="ce58" table:number-columns-repeated="9"/>
          <table:table-cell table:number-columns-repeated="982"/>
        </table:table-row>
        <table:table-row table:style-name="ro9" table:number-rows-repeated="2"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3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40"/>
          <table:table-cell table:style-name="ce47"/>
          <table:table-cell table:style-name="ce40" table:number-columns-repeated="5"/>
          <table:table-cell table:style-name="ce54" table:number-columns-repeated="5"/>
          <table:table-cell table:style-name="ce58" table:number-columns-repeated="9"/>
          <table:table-cell table:number-columns-repeated="982"/>
        </table:table-row>
        <table:table-row table:style-name="ro9">
          <table:table-cell table:style-name="ce5"/>
          <table:table-cell table:style-name="ce13"/>
          <table:table-cell table:style-name="ce5"/>
          <table:table-cell table:style-name="ce13"/>
          <table:table-cell table:style-name="ce6"/>
          <table:table-cell table:style-name="ce16"/>
          <table:table-cell table:style-name="ce6"/>
          <table:table-cell table:style-name="ce13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40"/>
          <table:table-cell table:style-name="ce47"/>
          <table:table-cell table:style-name="ce40" table:number-columns-repeated="5"/>
          <table:table-cell table:style-name="ce54" table:number-columns-repeated="5"/>
          <table:table-cell table:style-name="ce58" table:number-columns-repeated="2"/>
          <table:table-cell table:style-name="ce60"/>
          <table:table-cell table:style-name="ce58" table:number-columns-repeated="6"/>
          <table:table-cell table:number-columns-repeated="982"/>
        </table:table-row>
        <table:table-row table:style-name="ro9" table:number-rows-repeated="2">
          <table:table-cell table:style-name="ce5"/>
          <table:table-cell table:style-name="ce13"/>
          <table:table-cell table:style-name="ce5"/>
          <table:table-cell table:style-name="ce13"/>
          <table:table-cell table:style-name="ce6"/>
          <table:table-cell table:style-name="ce16"/>
          <table:table-cell table:style-name="ce6"/>
          <table:table-cell table:style-name="ce13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40"/>
          <table:table-cell table:style-name="ce47"/>
          <table:table-cell table:style-name="ce40" table:number-columns-repeated="5"/>
          <table:table-cell table:style-name="ce54" table:number-columns-repeated="5"/>
          <table:table-cell table:style-name="ce58" table:number-columns-repeated="9"/>
          <table:table-cell table:number-columns-repeated="982"/>
        </table:table-row>
        <table:table-row table:style-name="ro9">
          <table:table-cell table:style-name="ce5"/>
          <table:table-cell table:style-name="ce13"/>
          <table:table-cell table:style-name="ce5"/>
          <table:table-cell table:style-name="ce13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 table:number-columns-repeated="6"/>
          <table:table-cell table:style-name="ce40"/>
          <table:table-cell table:style-name="ce47"/>
          <table:table-cell table:style-name="ce40" table:number-columns-repeated="5"/>
          <table:table-cell table:style-name="ce54" table:number-columns-repeated="5"/>
          <table:table-cell table:style-name="ce58" table:number-columns-repeated="9"/>
          <table:table-cell table:number-columns-repeated="982"/>
        </table:table-row>
        <table:table-row table:style-name="ro9" table:number-rows-repeated="14"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 table:number-columns-repeated="6"/>
          <table:table-cell table:style-name="ce39"/>
          <table:table-cell table:style-name="ce48"/>
          <table:table-cell table:style-name="ce39" table:number-columns-repeated="5"/>
          <table:table-cell table:style-name="ce8" table:number-columns-repeated="5"/>
          <table:table-cell table:style-name="ce55" table:number-columns-repeated="9"/>
          <table:table-cell table:number-columns-repeated="982"/>
        </table:table-row>
        <table:table-row table:style-name="ro9"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 table:number-columns-repeated="6"/>
          <table:table-cell table:style-name="ce39"/>
          <table:table-cell table:style-name="ce48"/>
          <table:table-cell table:style-name="ce39" table:number-columns-repeated="5"/>
          <table:table-cell table:style-name="ce8" table:number-columns-repeated="5"/>
          <table:table-cell table:style-name="ce55"/>
          <table:table-cell table:style-name="ce59"/>
          <table:table-cell table:style-name="ce55" table:number-columns-repeated="7"/>
          <table:table-cell table:number-columns-repeated="982"/>
        </table:table-row>
        <table:table-row table:style-name="ro9" table:number-rows-repeated="15"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 table:number-columns-repeated="6"/>
          <table:table-cell table:style-name="ce39"/>
          <table:table-cell table:style-name="ce48"/>
          <table:table-cell table:style-name="ce39" table:number-columns-repeated="5"/>
          <table:table-cell table:style-name="ce8" table:number-columns-repeated="5"/>
          <table:table-cell table:style-name="ce55" table:number-columns-repeated="9"/>
          <table:table-cell table:number-columns-repeated="982"/>
        </table:table-row>
        <table:table-row table:style-name="ro9" table:number-rows-repeated="14">
          <table:table-cell table:style-name="ce5"/>
          <table:table-cell table:style-name="ce13"/>
          <table:table-cell table:style-name="ce5"/>
          <table:table-cell table:style-name="ce22"/>
          <table:table-cell table:style-name="ce26"/>
          <table:table-cell table:style-name="ce22"/>
          <table:table-cell table:style-name="ce30"/>
          <table:table-cell table:style-name="ce13"/>
          <table:table-cell table:style-name="ce5"/>
          <table:table-cell table:style-name="ce22"/>
          <table:table-cell table:style-name="ce30"/>
          <table:table-cell table:style-name="ce31"/>
          <table:table-cell table:style-name="ce32"/>
          <table:table-cell table:style-name="ce22"/>
          <table:table-cell table:style-name="ce26"/>
          <table:table-cell table:style-name="ce22" table:number-columns-repeated="4"/>
          <table:table-cell table:style-name="ce34"/>
          <table:table-cell table:style-name="ce13"/>
          <table:table-cell table:style-name="ce39"/>
          <table:table-cell table:style-name="ce48"/>
          <table:table-cell table:style-name="ce39" table:number-columns-repeated="5"/>
          <table:table-cell table:style-name="ce8" table:number-columns-repeated="5"/>
          <table:table-cell table:style-name="ce55" table:number-columns-repeated="9"/>
          <table:table-cell table:number-columns-repeated="982"/>
        </table:table-row>
        <table:table-row table:style-name="ro9" table:number-rows-repeated="13">
          <table:table-cell table:style-name="ce5"/>
          <table:table-cell table:style-name="ce13"/>
          <table:table-cell table:style-name="ce5"/>
          <table:table-cell table:style-name="ce22"/>
          <table:table-cell table:style-name="ce26"/>
          <table:table-cell table:style-name="ce22"/>
          <table:table-cell table:style-name="ce30"/>
          <table:table-cell table:style-name="ce13"/>
          <table:table-cell table:style-name="ce5"/>
          <table:table-cell table:style-name="ce22"/>
          <table:table-cell table:style-name="ce30"/>
          <table:table-cell table:style-name="ce31"/>
          <table:table-cell table:style-name="ce32"/>
          <table:table-cell table:style-name="ce22"/>
          <table:table-cell table:style-name="ce26"/>
          <table:table-cell table:style-name="ce22" table:number-columns-repeated="4"/>
          <table:table-cell table:style-name="ce34"/>
          <table:table-cell table:style-name="ce13"/>
          <table:table-cell table:style-name="ce8"/>
          <table:table-cell table:style-name="ce41"/>
          <table:table-cell table:style-name="ce8" table:number-columns-repeated="10"/>
          <table:table-cell table:style-name="ce55" table:number-columns-repeated="9"/>
          <table:table-cell table:number-columns-repeated="982"/>
        </table:table-row>
        <table:table-row table:style-name="ro9" table:number-rows-repeated="123"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009"/>
        </table:table-row>
        <table:table-row table:style-name="ro9" table:number-rows-repeated="4"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009"/>
        </table:table-row>
        <table:table-row table:style-name="ro9" table:number-rows-repeated="2"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number-columns-repeated="1009"/>
        </table:table-row>
        <table:table-row table:style-name="ro9" table:number-rows-repeated="2">
          <table:table-cell table:style-name="ce9"/>
          <table:table-cell/>
          <table:table-cell table:style-name="ce9"/>
          <table:table-cell table:number-columns-repeated="7"/>
          <table:table-cell table:style-name="ce9"/>
          <table:table-cell table:number-columns-repeated="3"/>
          <table:table-cell table:style-name="ce9"/>
          <table:table-cell table:number-columns-repeated="1009"/>
        </table:table-row>
        <table:table-row table:style-name="ro9" table:number-rows-repeated="2"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9"/>
          <table:table-cell table:number-columns-repeated="1009"/>
        </table:table-row>
        <table:table-row table:style-name="ro9" table:number-rows-repeated="5">
          <table:table-cell table:style-name="ce9"/>
          <table:table-cell table:number-columns-repeated="13"/>
          <table:table-cell table:style-name="ce9"/>
          <table:table-cell table:number-columns-repeated="1009"/>
        </table:table-row>
        <table:table-row table:style-name="ro9" table:number-rows-repeated="21">
          <table:table-cell table:number-columns-repeated="14"/>
          <table:table-cell table:style-name="ce9"/>
          <table:table-cell table:number-columns-repeated="1009"/>
        </table:table-row>
        <table:table-row table:style-name="ro9" table:number-rows-repeated="104833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0:33:54.001222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4T10:34:10.644601110</dc:date>
    <meta:editing-duration>PT2H13M23S</meta:editing-duration>
    <meta:editing-cycles>24</meta:editing-cycles>
    <meta:generator>LibreOffice/4.2.8.2$Linux_x86 LibreOffice_project/420m0$Build-2</meta:generator>
    <meta:document-statistic meta:table-count="1" meta:cell-count="115" meta:object-count="0"/>
  </office:meta>
</office:document-meta>
</file>